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ort PATH="$HOME/.pyenv/bin:$PATH"<text:line-break/>eval "$(pyenv init --path)"<text:line-break/>eval "$(pyenv init -)"</text:p>
      <text:p text:style-name="Standard"/>
      <text:p text:style-name="Standard">source ~/.bashr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15:47:31.643623623</meta:creation-date>
    <dc:date>2026-03-31T15:47:52.638156013</dc:date>
    <meta:editing-duration>PT21S</meta:editing-duration>
    <meta:editing-cycles>1</meta:editing-cycles>
    <meta:document-statistic meta:table-count="0" meta:image-count="0" meta:object-count="0" meta:page-count="1" meta:paragraph-count="2" meta:word-count="13" meta:character-count="103" meta:non-whitespace-character-count="93"/>
    <meta:generator>LibreOffice/7.3.7.2$Linux_X86_64 LibreOffice_project/30$Build-2</meta:generator>
  </office:meta>
</office:document-meta>
</file>